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2.7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88.23mm"/>
    </style:style>
    <style:style style:name="co6" style:family="table-column">
      <style:table-column-properties fo:break-before="auto" style:column-width="88.49mm"/>
    </style:style>
    <style:style style:name="co7" style:family="table-column">
      <style:table-column-properties fo:break-before="auto" style:column-width="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ff3333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size-complex="12pt" fo:font-weight="bold" style:font-weight-asian="bold" style:font-weight-complex="bold" fo:color="#996633"/>
    </style:style>
    <style:style style:name="T3" style:family="text">
      <style:text-properties style:font-size-asian="12pt" style:font-size-complex="12pt" fo:font-weight="bold" style:font-weight-asian="bold" style:font-weight-complex="bold" fo:color="#3333ff"/>
    </style:style>
    <style:style style:name="T4" style:family="text">
      <style:text-properties fo:font-weight="bold" style:font-weight-asian="bold" style:font-weight-complex="bold" fo:color="#ff3300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2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number-columns-repeated="2" table:default-cell-style-name="Default"/>
        <table:table-row table:style-name="ro1" table:number-rows-repeated="8">
          <table:table-cell table:number-columns-repeated="14"/>
        </table:table-row>
        <table:table-row table:style-name="ro2">
          <table:table-cell table:number-columns-repeated="8"/>
          <table:table-cell table:style-name="ce2" office:value-type="string" calcext:value-type="string">
            <text:p><text:span text:style-name="T1">                </text:span><text:span text:style-name="T2">  </text:span><text:span text:style-name="T3">Technology</text:span><text:span text:style-name="T2">:MERN stack</text:span>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<text:s text:c="15"/>SNO</text:p>
          </table:table-cell>
          <table:table-cell table:number-columns-repeated="7"/>
          <table:table-cell table:style-name="ce3" office:value-type="string" calcext:value-type="string">
            <text:p>                              <text:span text:style-name="T4">Tasks</text:span>:</text:p>
          </table:table-cell>
          <table:table-cell table:style-name="ce5" office:value-type="string" calcext:value-type="string">
            <text:p>   <text:span text:style-name="T5">Hours</text:span>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escription-Database schema desig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Description-Routing, app design homepage,storydetails 8hrs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table:style-name="ce4" office:value-type="string" calcext:value-type="string">
            <text:p>Description-Admin login functionality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  <table:table-cell table:style-name="ce4" office:value-type="string" calcext:value-type="string">
            <text:p>Description-Admin stories to save and display in UI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  <table:table-cell table:style-name="ce4" office:value-type="string" calcext:value-type="string">
            <text:p>Description-User registration and login functionality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  <table:table-cell table:style-name="ce4" office:value-type="string" calcext:value-type="string">
            <text:p>Description-user posted stories and display in UI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Add,delete,update for user storie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                          <text:span text:style-name="T5">Total</text:span></text:p>
          </table:table-cell>
          <table:table-cell office:value-type="string" calcext:value-type="string">
            <text:p>46hr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8-11-09T10:43:36.147714513</meta:creation-date>
    <dc:date>2018-11-09T12:23:53.960735901</dc:date>
    <meta:editing-duration>PT3M25S</meta:editing-duration>
    <meta:editing-cycles>2</meta:editing-cycles>
    <meta:generator>LibreOffice/5.1.6.2$Linux_X86_64 LibreOffice_project/10m0$Build-2</meta:generator>
    <meta:document-statistic meta:table-count="1" meta:cell-count="27" meta:object-count="0"/>
  </office:meta>
</office:document-meta>
</file>